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styles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shapes>
          <draw:frame draw:z-index="0" draw:style-name="gr1" draw:text-style-name="P1" svg:width="9.5394in" svg:height="3.5453in" svg:x="9.9945in" svg:y="3.2839in">
            <draw:object draw:notify-on-update-of-ranges="parallel.A4:parallel.A14 parallel.B3:parallel.B3 parallel.B4:parallel.B14 parallel.C3:parallel.C3 parallel.C4:parallel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5394in" svg:height="3.5453in" svg:x="0.1083in" svg:y="3.1276in">
            <draw:object draw:notify-on-update-of-ranges="parallel.F4:parallel.F15 parallel.G3:parallel.G3 parallel.G4:parallel.G15 parallel.H3:parallel.H3 parallel.H4:parallel.H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5394in" svg:height="3.5453in" svg:x="9.8535in" svg:y="6.463in">
            <draw:object draw:notify-on-update-of-ranges="parallel.A4:parallel.A13 parallel.B3:parallel.B3 parallel.B4:parallel.B13 parallel.C3:parallel.C3 parallel.C4:parallel.C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5394in" svg:height="3.5453in" svg:x="0in" svg:y="6.4961in">
            <draw:object draw:notify-on-update-of-ranges="parallel.F4:parallel.F14 parallel.G3:parallel.G3 parallel.G4:parallel.G14 parallel.H3:parallel.H3 parallel.H4:parallel.H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5394in" svg:height="3.5453in" svg:x="9.7992in" svg:y="10.3433in">
            <draw:object draw:notify-on-update-of-ranges="parallel.A18:parallel.A18 parallel.B17:parallel.B17 parallel.B18:parallel.B18 parallel.C17:parallel.C17 parallel.C18:parallel.C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9.5394in" svg:height="3.5453in" svg:x="0.1953in" svg:y="10.3114in">
            <draw:object draw:notify-on-update-of-ranges="parallel.F18:parallel.F18 parallel.G17:parallel.G17 parallel.G18:parallel.G18 parallel.H17:parallel.H17 parallel.H18:parallel.H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9.5394in" svg:height="3.9843in" svg:x="0in" svg:y="14.3264in">
            <draw:object draw:notify-on-update-of-ranges="parallel.K4:parallel.K13 parallel.L3:parallel.L3 parallel.L4:parallel.L13 parallel.M3:parallel.M3 parallel.M4:parallel.M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9.5394in" svg:height="3.9843in" svg:x="9.952in" svg:y="14.3059in">
            <draw:object draw:notify-on-update-of-ranges="parallel.P4:parallel.P13 parallel.Q3:parallel.Q3 parallel.Q4:parallel.Q13 parallel.R3:parallel.R3 parallel.R4:parallel.R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9.5394in" svg:height="3.9843in" svg:x="0.0177in" svg:y="18.7079in">
            <draw:object draw:notify-on-update-of-ranges="parallel.L17:parallel.M17 parallel.K18:parallel.K18 parallel.L18:parallel.M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9.5394in" svg:height="3.9843in" svg:x="10.3035in" svg:y="18.6661in">
            <draw:object draw:notify-on-update-of-ranges="parallel.Q17:parallel.R17 parallel.P18:parallel.P18 parallel.Q18:parallel.R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1" table:number-columns-repeated="4" table:default-cell-style-name="Default"/>
        <table:table-column table:style-name="co3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7" table:default-cell-style-name="ce3"/>
        <table:table-row table:style-name="ro1">
          <table:table-cell table:style-name="ce1" office:value-type="string" calcext:value-type="string">
            <text:p><text:s/>SIZE = 100000 <text:s/>M = 1000 N = 5000 K = 1000</text:p>
          </table:table-cell>
          <table:table-cell table:number-columns-repeated="2"/>
          <table:table-cell table:style-name="Default"/>
          <table:table-cell/>
          <table:table-cell table:style-name="ce2"/>
          <table:table-cell table:number-columns-repeated="2"/>
          <table:table-cell table:style-name="Default"/>
          <table:table-cell/>
          <table:table-cell table:style-name="ce2"/>
          <table:table-cell table:number-columns-repeated="2"/>
          <table:table-cell table:style-name="Default" table:number-columns-repeated="2"/>
          <table:table-cell table:style-name="ce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Double</text:p>
          </table:table-cell>
          <table:covered-table-cell table:number-columns-repeated="2"/>
          <table:covered-table-cell table:style-name="Default"/>
          <table:table-cell/>
          <table:table-cell table:style-name="ce2" office:value-type="string" calcext:value-type="string" table:number-columns-spanned="4" table:number-rows-spanned="1">
            <text:p>Single</text:p>
          </table:table-cell>
          <table:covered-table-cell table:number-columns-repeated="2"/>
          <table:covered-table-cell table:style-name="Default"/>
          <table:table-cell/>
          <table:table-cell table:style-name="ce2" office:value-type="string" calcext:value-type="string" table:number-columns-spanned="4" table:number-rows-spanned="1">
            <text:p>OpenBLAS</text:p>
          </table:table-cell>
          <table:covered-table-cell table:number-columns-repeated="2"/>
          <table:covered-table-cell table:style-name="Default"/>
          <table:table-cell table:style-name="Default"/>
          <table:table-cell table:style-name="ce2" office:value-type="string" calcext:value-type="string" table:number-columns-spanned="4" table:number-rows-spanned="1">
            <text:p>ekBLAS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 table:style-name="Default" office:value-type="string" calcext:value-type="string">
            <text:p>OpenBLAS &lt; ekBLAS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 table:style-name="Default" office:value-type="string" calcext:value-type="string">
            <text:p>OpenBLAS &lt; ekBLAS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Single Precision</text:p>
          </table:table-cell>
          <table:table-cell office:value-type="string" calcext:value-type="string">
            <text:p>Double Precision</text:p>
          </table:table-cell>
          <table:table-cell table:style-name="Default" office:value-type="string" calcext:value-type="string">
            <text:p>Single &lt; Double</text:p>
          </table:table-cell>
          <table:table-cell table:style-name="Default"/>
          <table:table-cell office:value-type="string" calcext:value-type="string">
            <text:p>Routine</text:p>
          </table:table-cell>
          <table:table-cell office:value-type="string" calcext:value-type="string">
            <text:p>Single Precision</text:p>
          </table:table-cell>
          <table:table-cell office:value-type="string" calcext:value-type="string">
            <text:p>Double Precision</text:p>
          </table:table-cell>
          <table:table-cell table:style-name="Default" office:value-type="string" calcext:value-type="string">
            <text:p>Single &lt; Double</text:p>
          </table:table-cell>
        </table:table-row>
        <table:table-row table:style-name="ro1">
          <table:table-cell office:value-type="string" calcext:value-type="string">
            <text:p>dsdot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13" calcext:value-type="float">
            <text:p>1.3E-05</text:p>
          </table:table-cell>
          <table:table-cell table:formula="of:=[.B4]&lt;[.C4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dsdot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43459" calcext:value-type="float">
            <text:p>0.043459</text:p>
          </table:table-cell>
          <table:table-cell table:formula="of:=[.G4]&lt;[.H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dot</text:p>
          </table:table-cell>
          <table:table-cell table:formula="of:=[.G4]" office:value-type="float" office:value="0.000066" calcext:value-type="float">
            <text:p>6.6E-05</text:p>
          </table:table-cell>
          <table:table-cell table:formula="of:=[.B4]" office:value-type="float" office:value="0.000097" calcext:value-type="float">
            <text:p>9.7E-05</text:p>
          </table:table-cell>
          <table:table-cell table:formula="of:=[.L4]&lt;[.M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dot</text:p>
          </table:table-cell>
          <table:table-cell table:formula="of:=[.H4]" office:value-type="float" office:value="0.043459" calcext:value-type="float">
            <text:p>0.043459</text:p>
          </table:table-cell>
          <table:table-cell table:formula="of:=[.C4]" office:value-type="float" office:value="0.000013" calcext:value-type="float">
            <text:p>1.3E-05</text:p>
          </table:table-cell>
          <table:table-cell table:formula="of:=[.Q4]&lt;[.R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dot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07" calcext:value-type="float">
            <text:p>7E-06</text:p>
          </table:table-cell>
          <table:table-cell table:formula="of:=[.B5]&lt;[.C5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dot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67" calcext:value-type="float">
            <text:p>6.7E-05</text:p>
          </table:table-cell>
          <table:table-cell table:formula="of:=[.G5]&lt;[.H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t</text:p>
          </table:table-cell>
          <table:table-cell table:formula="of:=[.G5]" office:value-type="float" office:value="0.000048" calcext:value-type="float">
            <text:p>4.8E-05</text:p>
          </table:table-cell>
          <table:table-cell table:formula="of:=[.B5]" office:value-type="float" office:value="0.000131" calcext:value-type="float">
            <text:p>0.000131</text:p>
          </table:table-cell>
          <table:table-cell table:formula="of:=[.L5]&lt;[.M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t</text:p>
          </table:table-cell>
          <table:table-cell table:formula="of:=[.H5]" office:value-type="float" office:value="0.000067" calcext:value-type="float">
            <text:p>6.7E-05</text:p>
          </table:table-cell>
          <table:table-cell table:formula="of:=[.C5]" office:value-type="float" office:value="0.000007" calcext:value-type="float">
            <text:p>7E-06</text:p>
          </table:table-cell>
          <table:table-cell table:formula="of:=[.Q5]&lt;[.R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asum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07" calcext:value-type="float">
            <text:p>7E-06</text:p>
          </table:table-cell>
          <table:table-cell table:formula="of:=[.B6]&lt;[.C6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sum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53" calcext:value-type="float">
            <text:p>5.3E-05</text:p>
          </table:table-cell>
          <table:table-cell table:formula="of:=[.G6]&lt;[.H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sum</text:p>
          </table:table-cell>
          <table:table-cell table:formula="of:=[.G6]" office:value-type="float" office:value="0.000013" calcext:value-type="float">
            <text:p>1.3E-05</text:p>
          </table:table-cell>
          <table:table-cell table:formula="of:=[.B6]" office:value-type="float" office:value="0.000085" calcext:value-type="float">
            <text:p>8.5E-05</text:p>
          </table:table-cell>
          <table:table-cell table:formula="of:=[.L6]&lt;[.M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sum</text:p>
          </table:table-cell>
          <table:table-cell table:formula="of:=[.H6]" office:value-type="float" office:value="0.000053" calcext:value-type="float">
            <text:p>5.3E-05</text:p>
          </table:table-cell>
          <table:table-cell table:formula="of:=[.C6]" office:value-type="float" office:value="0.000007" calcext:value-type="float">
            <text:p>7E-06</text:p>
          </table:table-cell>
          <table:table-cell table:formula="of:=[.Q6]&lt;[.R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axpy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49" calcext:value-type="float">
            <text:p>4.9E-05</text:p>
          </table:table-cell>
          <table:table-cell table:formula="of:=[.B7]&lt;[.C7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xpy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17964" calcext:value-type="float">
            <text:p>0.017964</text:p>
          </table:table-cell>
          <table:table-cell table:formula="of:=[.G7]&lt;[.H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xpy</text:p>
          </table:table-cell>
          <table:table-cell table:formula="of:=[.G7]" office:value-type="float" office:value="0.000073" calcext:value-type="float">
            <text:p>7.3E-05</text:p>
          </table:table-cell>
          <table:table-cell table:formula="of:=[.B7]" office:value-type="float" office:value="0.000057" calcext:value-type="float">
            <text:p>5.7E-05</text:p>
          </table:table-cell>
          <table:table-cell table:formula="of:=[.L7]&lt;[.M7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xpy</text:p>
          </table:table-cell>
          <table:table-cell table:formula="of:=[.H7]" office:value-type="float" office:value="0.017964" calcext:value-type="float">
            <text:p>0.017964</text:p>
          </table:table-cell>
          <table:table-cell table:formula="of:=[.C7]" office:value-type="float" office:value="0.000049" calcext:value-type="float">
            <text:p>4.9E-05</text:p>
          </table:table-cell>
          <table:table-cell table:formula="of:=[.Q7]&lt;[.R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nrm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08" calcext:value-type="float">
            <text:p>8E-06</text:p>
          </table:table-cell>
          <table:table-cell table:formula="of:=[.B8]&lt;[.C8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nrm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74515" calcext:value-type="float">
            <text:p>0.074515</text:p>
          </table:table-cell>
          <table:table-cell table:formula="of:=[.G8]&lt;[.H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rm2</text:p>
          </table:table-cell>
          <table:table-cell table:formula="of:=[.G8]" office:value-type="float" office:value="0.000025" calcext:value-type="float">
            <text:p>2.5E-05</text:p>
          </table:table-cell>
          <table:table-cell table:formula="of:=[.B8]" office:value-type="float" office:value="0.000051" calcext:value-type="float">
            <text:p>5.1E-05</text:p>
          </table:table-cell>
          <table:table-cell table:formula="of:=[.L8]&lt;[.M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rm2</text:p>
          </table:table-cell>
          <table:table-cell table:formula="of:=[.H8]" office:value-type="float" office:value="0.074515" calcext:value-type="float">
            <text:p>0.074515</text:p>
          </table:table-cell>
          <table:table-cell table:formula="of:=[.C8]" office:value-type="float" office:value="0.000008" calcext:value-type="float">
            <text:p>8E-06</text:p>
          </table:table-cell>
          <table:table-cell table:formula="of:=[.Q8]&lt;[.R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scal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09" calcext:value-type="float">
            <text:p>9E-06</text:p>
          </table:table-cell>
          <table:table-cell table:formula="of:=[.B9]&lt;[.C9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scal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1821" calcext:value-type="float">
            <text:p>0.001821</text:p>
          </table:table-cell>
          <table:table-cell table:formula="of:=[.G9]&lt;[.H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cal</text:p>
          </table:table-cell>
          <table:table-cell table:formula="of:=[.G9]" office:value-type="float" office:value="0.000035" calcext:value-type="float">
            <text:p>3.5E-05</text:p>
          </table:table-cell>
          <table:table-cell table:formula="of:=[.B9]" office:value-type="float" office:value="0.000131" calcext:value-type="float">
            <text:p>0.000131</text:p>
          </table:table-cell>
          <table:table-cell table:formula="of:=[.L9]&lt;[.M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cal</text:p>
          </table:table-cell>
          <table:table-cell table:formula="of:=[.H9]" office:value-type="float" office:value="0.001821" calcext:value-type="float">
            <text:p>0.001821</text:p>
          </table:table-cell>
          <table:table-cell table:formula="of:=[.C9]" office:value-type="float" office:value="0.000009" calcext:value-type="float">
            <text:p>9E-06</text:p>
          </table:table-cell>
          <table:table-cell table:formula="of:=[.Q9]&lt;[.R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swap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34" calcext:value-type="float">
            <text:p>0.000134</text:p>
          </table:table-cell>
          <table:table-cell table:formula="of:=[.B10]&lt;[.C10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swap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1847" calcext:value-type="float">
            <text:p>0.001847</text:p>
          </table:table-cell>
          <table:table-cell table:formula="of:=[.G10]&lt;[.H1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wap</text:p>
          </table:table-cell>
          <table:table-cell table:formula="of:=[.G10]" office:value-type="float" office:value="0.000182" calcext:value-type="float">
            <text:p>0.000182</text:p>
          </table:table-cell>
          <table:table-cell table:formula="of:=[.B10]" office:value-type="float" office:value="0.000142" calcext:value-type="float">
            <text:p>0.000142</text:p>
          </table:table-cell>
          <table:table-cell table:formula="of:=[.L10]&lt;[.M10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wap</text:p>
          </table:table-cell>
          <table:table-cell table:formula="of:=[.H10]" office:value-type="float" office:value="0.001847" calcext:value-type="float">
            <text:p>0.001847</text:p>
          </table:table-cell>
          <table:table-cell table:formula="of:=[.C10]" office:value-type="float" office:value="0.000134" calcext:value-type="float">
            <text:p>0.000134</text:p>
          </table:table-cell>
          <table:table-cell table:formula="of:=[.Q10]&lt;[.R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copy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008" calcext:value-type="float">
            <text:p>8E-06</text:p>
          </table:table-cell>
          <table:table-cell table:formula="of:=[.B11]&lt;[.C11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copy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189" calcext:value-type="float">
            <text:p>0.000189</text:p>
          </table:table-cell>
          <table:table-cell table:formula="of:=[.G11]&lt;[.H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opy</text:p>
          </table:table-cell>
          <table:table-cell table:formula="of:=[.G11]" office:value-type="float" office:value="0.000042" calcext:value-type="float">
            <text:p>4.2E-05</text:p>
          </table:table-cell>
          <table:table-cell table:formula="of:=[.B11]" office:value-type="float" office:value="0.000143" calcext:value-type="float">
            <text:p>0.000143</text:p>
          </table:table-cell>
          <table:table-cell table:formula="of:=[.L11]&lt;[.M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opy</text:p>
          </table:table-cell>
          <table:table-cell table:formula="of:=[.H11]" office:value-type="float" office:value="0.000189" calcext:value-type="float">
            <text:p>0.000189</text:p>
          </table:table-cell>
          <table:table-cell table:formula="of:=[.C11]" office:value-type="float" office:value="0.000008" calcext:value-type="float">
            <text:p>8E-06</text:p>
          </table:table-cell>
          <table:table-cell table:formula="of:=[.Q11]&lt;[.R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rot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074" calcext:value-type="float">
            <text:p>7.4E-05</text:p>
          </table:table-cell>
          <table:table-cell table:formula="of:=[.B12]&lt;[.C12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rot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53" calcext:value-type="float">
            <text:p>5.3E-05</text:p>
          </table:table-cell>
          <table:table-cell table:formula="of:=[.G12]&lt;[.H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ot</text:p>
          </table:table-cell>
          <table:table-cell table:formula="of:=[.G12]" office:value-type="float" office:value="0.000044" calcext:value-type="float">
            <text:p>4.4E-05</text:p>
          </table:table-cell>
          <table:table-cell table:formula="of:=[.B12]" office:value-type="float" office:value="0.000142" calcext:value-type="float">
            <text:p>0.000142</text:p>
          </table:table-cell>
          <table:table-cell table:formula="of:=[.L12]&lt;[.M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ot</text:p>
          </table:table-cell>
          <table:table-cell table:formula="of:=[.H12]" office:value-type="float" office:value="0.000053" calcext:value-type="float">
            <text:p>5.3E-05</text:p>
          </table:table-cell>
          <table:table-cell table:formula="of:=[.C12]" office:value-type="float" office:value="0.000074" calcext:value-type="float">
            <text:p>7.4E-05</text:p>
          </table:table-cell>
          <table:table-cell table:formula="of:=[.Q12]&lt;[.R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rotm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3635" calcext:value-type="float">
            <text:p>0.003635</text:p>
          </table:table-cell>
          <table:table-cell table:formula="of:=[.B13]&lt;[.C1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rotg</text:p>
          </table:table-cell>
          <table:table-cell table:number-columns-repeated="2" office:value-type="float" office:value="0.000001" calcext:value-type="float">
            <text:p>1E-06</text:p>
          </table:table-cell>
          <table:table-cell table:formula="of:=[.G13]&lt;[.H13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otm</text:p>
          </table:table-cell>
          <table:table-cell table:formula="of:=[.G14]" office:value-type="float" office:value="0.000096" calcext:value-type="float">
            <text:p>9.6E-05</text:p>
          </table:table-cell>
          <table:table-cell table:formula="of:=[.B13]" office:value-type="float" office:value="0.000101" calcext:value-type="float">
            <text:p>0.000101</text:p>
          </table:table-cell>
          <table:table-cell table:formula="of:=[.L13]&lt;[.M1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otm</text:p>
          </table:table-cell>
          <table:table-cell table:formula="of:=[.H14]" office:value-type="float" office:value="0.00003" calcext:value-type="float">
            <text:p>3E-05</text:p>
          </table:table-cell>
          <table:table-cell table:formula="of:=[.C13]" office:value-type="float" office:value="0.003635" calcext:value-type="float">
            <text:p>0.003635</text:p>
          </table:table-cell>
          <table:table-cell table:formula="of:=[.Q13]&lt;[.R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gemm</text:p>
          </table:table-cell>
          <table:table-cell office:value-type="float" office:value="0.791673" calcext:value-type="float">
            <text:p>0.791673</text:p>
          </table:table-cell>
          <table:table-cell office:value-type="float" office:value="15.632276" calcext:value-type="float">
            <text:p>15.632276</text:p>
          </table:table-cell>
          <table:table-cell table:formula="of:=[.B14]&lt;[.C1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rotm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3" calcext:value-type="float">
            <text:p>3E-05</text:p>
          </table:table-cell>
          <table:table-cell table:formula="of:=[.G14]&lt;[.H14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mm</text:p>
          </table:table-cell>
          <table:table-cell table:formula="of:=[.G15]" office:value-type="float" office:value="0.405159" calcext:value-type="float">
            <text:p>0.405159</text:p>
          </table:table-cell>
          <table:table-cell table:formula="of:=[.B14]" office:value-type="float" office:value="0.791673" calcext:value-type="float">
            <text:p>0.791673</text:p>
          </table:table-cell>
          <table:table-cell table:formula="of:=[.L14]&lt;[.M1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emm</text:p>
          </table:table-cell>
          <table:table-cell table:formula="of:=[.H15]" office:value-type="float" office:value="12.291292" calcext:value-type="float">
            <text:p>12.291292</text:p>
          </table:table-cell>
          <table:table-cell table:formula="of:=[.C14]" office:value-type="float" office:value="15.632276" calcext:value-type="float">
            <text:p>15.632276</text:p>
          </table:table-cell>
          <table:table-cell table:formula="of:=[.Q14]&lt;[.R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sgemm</text:p>
          </table:table-cell>
          <table:table-cell office:value-type="float" office:value="0.405159" calcext:value-type="float">
            <text:p>0.405159</text:p>
          </table:table-cell>
          <table:table-cell office:value-type="float" office:value="12.291292" calcext:value-type="float">
            <text:p>12.291292</text:p>
          </table:table-cell>
          <table:table-cell table:formula="of:=[.G15]&lt;[.H15]" office:value-type="boolean" office:boolean-value="true" calcext:value-type="boolean">
            <text:p>TRUE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 table:style-name="Default"/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 table:style-name="Default"/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Single Precision</text:p>
          </table:table-cell>
          <table:table-cell office:value-type="string" calcext:value-type="string">
            <text:p>Double Precision</text:p>
          </table:table-cell>
          <table:table-cell table:style-name="Default" table:number-columns-repeated="2"/>
          <table:table-cell office:value-type="string" calcext:value-type="string">
            <text:p>Routine</text:p>
          </table:table-cell>
          <table:table-cell office:value-type="string" calcext:value-type="string">
            <text:p>Single Precision</text:p>
          </table:table-cell>
          <table:table-cell office:value-type="string" calcext:value-type="string">
            <text:p>Double Precis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dgemm</text:p>
          </table:table-cell>
          <table:table-cell table:formula="of:=[.B14]" office:value-type="float" office:value="0.791673" calcext:value-type="float">
            <text:p>0.791673</text:p>
          </table:table-cell>
          <table:table-cell table:formula="of:=[.C14]" office:value-type="float" office:value="15.632276" calcext:value-type="float">
            <text:p>15.632276</text:p>
          </table:table-cell>
          <table:table-cell table:style-name="Default"/>
          <table:table-cell/>
          <table:table-cell office:value-type="string" calcext:value-type="string">
            <text:p>sgemm</text:p>
          </table:table-cell>
          <table:table-cell table:formula="of:=[.G15]" office:value-type="float" office:value="0.405159" calcext:value-type="float">
            <text:p>0.405159</text:p>
          </table:table-cell>
          <table:table-cell table:formula="of:=[.H15]" office:value-type="float" office:value="12.291292" calcext:value-type="float">
            <text:p>12.291292</text:p>
          </table:table-cell>
          <table:table-cell table:style-name="Default"/>
          <table:table-cell/>
          <table:table-cell table:formula="of:=[.K14]" office:value-type="string" office:string-value="gemm" calcext:value-type="string">
            <text:p>gemm</text:p>
          </table:table-cell>
          <table:table-cell table:formula="of:=[.L14]" office:value-type="float" office:value="0.405159" calcext:value-type="float">
            <text:p>0.405159</text:p>
          </table:table-cell>
          <table:table-cell table:formula="of:=[.M14]" office:value-type="float" office:value="0.791673" calcext:value-type="float">
            <text:p>0.791673</text:p>
          </table:table-cell>
          <table:table-cell table:style-name="Default" table:number-columns-repeated="2"/>
          <table:table-cell table:formula="of:=[.P14]" office:value-type="string" office:string-value="gemm" calcext:value-type="string">
            <text:p>gemm</text:p>
          </table:table-cell>
          <table:table-cell table:formula="of:=[.Q14]" office:value-type="float" office:value="12.291292" calcext:value-type="float">
            <text:p>12.291292</text:p>
          </table:table-cell>
          <table:table-cell table:formula="of:=[.R14]" office:value-type="float" office:value="15.632276" calcext:value-type="float">
            <text:p>15.632276</text:p>
          </table:table-cell>
          <table:table-cell table:style-name="Default"/>
        </table:table-row>
      </table:table>
      <table:table table:name="serial" table:style-name="ta1">
        <table:shapes>
          <draw:frame draw:z-index="0" draw:style-name="gr1" draw:text-style-name="P1" svg:width="9.5394in" svg:height="3.5453in" svg:x="10.265in" svg:y="4.2563in">
            <draw:object draw:notify-on-update-of-ranges="serial.A5:serial.A15 serial.B4:serial.B4 serial.B5:serial.B15 serial.C4:serial.C4 serial.C5:serial.C1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9.5394in" svg:height="3.5453in" svg:x="0.072in" svg:y="4.2673in">
            <draw:object draw:notify-on-update-of-ranges="serial.F5:serial.F16 serial.G4:serial.G4 serial.G5:serial.G16 serial.H4:serial.H4 serial.H5:serial.H1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9.5394in" svg:height="3.5453in" svg:x="10.0807in" svg:y="8.1677in">
            <draw:object draw:notify-on-update-of-ranges="serial.A5:serial.A14 serial.B4:serial.B4 serial.B5:serial.B14 serial.C4:serial.C4 serial.C5:serial.C1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9.5394in" svg:height="3.5453in" svg:x="0.2378in" svg:y="8.3992in">
            <draw:object draw:notify-on-update-of-ranges="serial.F5:serial.F15 serial.G4:serial.G4 serial.G5:serial.G15 serial.H4:serial.H4 serial.H5:serial.H1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9.5394in" svg:height="3.5453in" svg:x="9.9831in" svg:y="12.0583in">
            <draw:object draw:notify-on-update-of-ranges="serial.A19:serial.A19 serial.B18:serial.B18 serial.B19:serial.B19 serial.C18:serial.C18 serial.C19:serial.C1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5" draw:style-name="gr1" draw:text-style-name="P1" svg:width="9.5394in" svg:height="3.5453in" svg:x="0.1409in" svg:y="12.1205in">
            <draw:object draw:notify-on-update-of-ranges="serial.F19:serial.F19 serial.G18:serial.G18 serial.G19:serial.G19 serial.H18:serial.H18 serial.H19:serial.H1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1" table:number-columns-repeated="4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<text:s/>SIZE = 100000 <text:s/>M = 1000 N = 5000 K = 1000</text:p>
          </table:table-cell>
          <table:table-cell table:number-columns-repeated="2"/>
          <table:table-cell table:style-name="Default"/>
          <table:table-cell/>
          <table:table-cell table:style-name="ce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Serial Version</text:p>
          </table:table-cell>
          <table:table-cell table:number-columns-repeated="2"/>
          <table:table-cell table:style-name="Default"/>
          <table:table-cell/>
          <table:table-cell table:style-name="ce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Double</text:p>
          </table:table-cell>
          <table:covered-table-cell table:number-columns-repeated="2"/>
          <table:covered-table-cell table:style-name="Default"/>
          <table:table-cell/>
          <table:table-cell table:style-name="ce2" office:value-type="string" calcext:value-type="string" table:number-columns-spanned="4" table:number-rows-spanned="1">
            <text:p>Single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>
            <text:p>Routin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table:style-name="Default" office:value-type="string" calcext:value-type="string">
            <text:p>Parallel &lt; Serial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table:style-name="Default" office:value-type="string" calcext:value-type="string">
            <text:p>Parallel &lt; Serial</text:p>
          </table:table-cell>
        </table:table-row>
        <table:table-row table:style-name="ro1">
          <table:table-cell office:value-type="string" calcext:value-type="string">
            <text:p>dsdot</text:p>
          </table:table-cell>
          <table:table-cell table:formula="of:=[$parallel.C4]"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  <table:table-cell table:formula="of:=[.B5]&lt;[.C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dsdot</text:p>
          </table:table-cell>
          <table:table-cell table:formula="of:=[$parallel.H4]" office:value-type="float" office:value="0.043459" calcext:value-type="float">
            <text:p>0.043459</text:p>
          </table:table-cell>
          <table:table-cell office:value-type="float" office:value="0.000021" calcext:value-type="float">
            <text:p>2.1E-05</text:p>
          </table:table-cell>
          <table:table-cell table:formula="of:=[.G5]&lt;[.H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dot</text:p>
          </table:table-cell>
          <table:table-cell table:formula="of:=[$parallel.C5]" office:value-type="float" office:value="0.000007" calcext:value-type="float">
            <text:p>7E-06</text:p>
          </table:table-cell>
          <table:table-cell office:value-type="float" office:value="0.000563" calcext:value-type="float">
            <text:p>0.000563</text:p>
          </table:table-cell>
          <table:table-cell table:formula="of:=[.B6]&lt;[.C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dot</text:p>
          </table:table-cell>
          <table:table-cell table:formula="of:=[$parallel.H5]" office:value-type="float" office:value="0.000067" calcext:value-type="float">
            <text:p>6.7E-05</text:p>
          </table:table-cell>
          <table:table-cell office:value-type="float" office:value="0.00001" calcext:value-type="float">
            <text:p>1E-05</text:p>
          </table:table-cell>
          <table:table-cell table:formula="of:=[.G6]&lt;[.H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asum</text:p>
          </table:table-cell>
          <table:table-cell table:formula="of:=[$parallel.C6]" office:value-type="float" office:value="0.000007" calcext:value-type="float">
            <text:p>7E-06</text:p>
          </table:table-cell>
          <table:table-cell office:value-type="float" office:value="0.000027" calcext:value-type="float">
            <text:p>2.7E-05</text:p>
          </table:table-cell>
          <table:table-cell table:formula="of:=[.B7]&lt;[.C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asum</text:p>
          </table:table-cell>
          <table:table-cell table:formula="of:=[$parallel.H6]" office:value-type="float" office:value="0.000053" calcext:value-type="float">
            <text:p>5.3E-05</text:p>
          </table:table-cell>
          <table:table-cell office:value-type="float" office:value="0.00001" calcext:value-type="float">
            <text:p>1E-05</text:p>
          </table:table-cell>
          <table:table-cell table:formula="of:=[.G7]&lt;[.H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axpy</text:p>
          </table:table-cell>
          <table:table-cell table:formula="of:=[$parallel.C7]" office:value-type="float" office:value="0.000049" calcext:value-type="float">
            <text:p>4.9E-05</text:p>
          </table:table-cell>
          <table:table-cell office:value-type="float" office:value="0.000128" calcext:value-type="float">
            <text:p>0.000128</text:p>
          </table:table-cell>
          <table:table-cell table:formula="of:=[.B8]&lt;[.C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axpy</text:p>
          </table:table-cell>
          <table:table-cell table:formula="of:=[$parallel.H7]" office:value-type="float" office:value="0.017964" calcext:value-type="float">
            <text:p>0.017964</text:p>
          </table:table-cell>
          <table:table-cell office:value-type="float" office:value="0.000064" calcext:value-type="float">
            <text:p>6.4E-05</text:p>
          </table:table-cell>
          <table:table-cell table:formula="of:=[.G8]&lt;[.H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nrm2</text:p>
          </table:table-cell>
          <table:table-cell table:formula="of:=[$parallel.C8]" office:value-type="float" office:value="0.000008" calcext:value-type="float">
            <text:p>8E-06</text:p>
          </table:table-cell>
          <table:table-cell office:value-type="float" office:value="0.00002" calcext:value-type="float">
            <text:p>2E-05</text:p>
          </table:table-cell>
          <table:table-cell table:formula="of:=[.B9]&lt;[.C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nrm2</text:p>
          </table:table-cell>
          <table:table-cell table:formula="of:=[$parallel.H8]" office:value-type="float" office:value="0.074515" calcext:value-type="float">
            <text:p>0.074515</text:p>
          </table:table-cell>
          <table:table-cell office:value-type="float" office:value="0.000009" calcext:value-type="float">
            <text:p>9E-06</text:p>
          </table:table-cell>
          <table:table-cell table:formula="of:=[.G9]&lt;[.H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scal</text:p>
          </table:table-cell>
          <table:table-cell table:formula="of:=[$parallel.C9]" office:value-type="float" office:value="0.000009" calcext:value-type="float">
            <text:p>9E-06</text:p>
          </table:table-cell>
          <table:table-cell office:value-type="float" office:value="0.000028" calcext:value-type="float">
            <text:p>2.8E-05</text:p>
          </table:table-cell>
          <table:table-cell table:formula="of:=[.B10]&lt;[.C1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scal</text:p>
          </table:table-cell>
          <table:table-cell table:formula="of:=[$parallel.H9]" office:value-type="float" office:value="0.001821" calcext:value-type="float">
            <text:p>0.001821</text:p>
          </table:table-cell>
          <table:table-cell office:value-type="float" office:value="0.000015" calcext:value-type="float">
            <text:p>1.5E-05</text:p>
          </table:table-cell>
          <table:table-cell table:formula="of:=[.G10]&lt;[.H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swap</text:p>
          </table:table-cell>
          <table:table-cell table:formula="of:=[$parallel.C10]" office:value-type="float" office:value="0.000134" calcext:value-type="float">
            <text:p>0.000134</text:p>
          </table:table-cell>
          <table:table-cell office:value-type="float" office:value="0.000162" calcext:value-type="float">
            <text:p>0.000162</text:p>
          </table:table-cell>
          <table:table-cell table:formula="of:=[.B11]&lt;[.C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swap</text:p>
          </table:table-cell>
          <table:table-cell table:formula="of:=[$parallel.H10]" office:value-type="float" office:value="0.001847" calcext:value-type="float">
            <text:p>0.001847</text:p>
          </table:table-cell>
          <table:table-cell office:value-type="float" office:value="0.000015" calcext:value-type="float">
            <text:p>1.5E-05</text:p>
          </table:table-cell>
          <table:table-cell table:formula="of:=[.G11]&lt;[.H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copy</text:p>
          </table:table-cell>
          <table:table-cell table:formula="of:=[$parallel.C11]" office:value-type="float" office:value="0.000008" calcext:value-type="float">
            <text:p>8E-06</text:p>
          </table:table-cell>
          <table:table-cell office:value-type="float" office:value="0.000027" calcext:value-type="float">
            <text:p>2.7E-05</text:p>
          </table:table-cell>
          <table:table-cell table:formula="of:=[.B12]&lt;[.C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copy</text:p>
          </table:table-cell>
          <table:table-cell table:formula="of:=[$parallel.H11]" office:value-type="float" office:value="0.000189" calcext:value-type="float">
            <text:p>0.000189</text:p>
          </table:table-cell>
          <table:table-cell office:value-type="float" office:value="0.000012" calcext:value-type="float">
            <text:p>1.2E-05</text:p>
          </table:table-cell>
          <table:table-cell table:formula="of:=[.G12]&lt;[.H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rot</text:p>
          </table:table-cell>
          <table:table-cell table:formula="of:=[$parallel.C12]" office:value-type="float" office:value="0.000074" calcext:value-type="float">
            <text:p>7.4E-05</text:p>
          </table:table-cell>
          <table:table-cell office:value-type="float" office:value="0.000118" calcext:value-type="float">
            <text:p>0.000118</text:p>
          </table:table-cell>
          <table:table-cell table:formula="of:=[.B13]&lt;[.C1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rot</text:p>
          </table:table-cell>
          <table:table-cell table:formula="of:=[$parallel.H12]" office:value-type="float" office:value="0.000053" calcext:value-type="float">
            <text:p>5.3E-05</text:p>
          </table:table-cell>
          <table:table-cell office:value-type="float" office:value="0.000061" calcext:value-type="float">
            <text:p>6.1E-05</text:p>
          </table:table-cell>
          <table:table-cell table:formula="of:=[.G13]&lt;[.H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rotm</text:p>
          </table:table-cell>
          <table:table-cell table:formula="of:=[$parallel.C13]" office:value-type="float" office:value="0.003635" calcext:value-type="float">
            <text:p>0.003635</text:p>
          </table:table-cell>
          <table:table-cell office:value-type="float" office:value="0.000049" calcext:value-type="float">
            <text:p>4.9E-05</text:p>
          </table:table-cell>
          <table:table-cell table:formula="of:=[.B14]&lt;[.C14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rotg</text:p>
          </table:table-cell>
          <table:table-cell table:formula="of:=[$parallel.H13]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formula="of:=[.G14]&lt;[.H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gemm</text:p>
          </table:table-cell>
          <table:table-cell table:formula="of:=[$parallel.C14]" office:value-type="float" office:value="15.632276" calcext:value-type="float">
            <text:p>15.632276</text:p>
          </table:table-cell>
          <table:table-cell office:value-type="float" office:value="11.297882" calcext:value-type="float">
            <text:p>11.297882</text:p>
          </table:table-cell>
          <table:table-cell table:formula="of:=[.B15]&lt;[.C15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rotm</text:p>
          </table:table-cell>
          <table:table-cell table:formula="of:=[$parallel.H14]" office:value-type="float" office:value="0.00003" calcext:value-type="float">
            <text:p>3E-05</text:p>
          </table:table-cell>
          <table:table-cell office:value-type="float" office:value="0.000065" calcext:value-type="float">
            <text:p>6.5E-05</text:p>
          </table:table-cell>
          <table:table-cell table:formula="of:=[.G15]&lt;[.H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sgemm</text:p>
          </table:table-cell>
          <table:table-cell table:formula="of:=[$parallel.H15]" office:value-type="float" office:value="12.291292" calcext:value-type="float">
            <text:p>12.291292</text:p>
          </table:table-cell>
          <table:table-cell office:value-type="float" office:value="11.838988" calcext:value-type="float">
            <text:p>11.838988</text:p>
          </table:table-cell>
          <table:table-cell table:formula="of:=[.G16]&lt;[.H1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outin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table:style-name="Default"/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table:style-name="Default"/>
        </table:table-row>
        <table:table-row table:style-name="ro1">
          <table:table-cell office:value-type="string" calcext:value-type="string">
            <text:p>dgemm</text:p>
          </table:table-cell>
          <table:table-cell table:formula="of:=[.B15]" office:value-type="float" office:value="15.632276" calcext:value-type="float">
            <text:p>15.632276</text:p>
          </table:table-cell>
          <table:table-cell table:formula="of:=[.C15]" office:value-type="float" office:value="11.297882" calcext:value-type="float">
            <text:p>11.297882</text:p>
          </table:table-cell>
          <table:table-cell table:style-name="Default"/>
          <table:table-cell/>
          <table:table-cell office:value-type="string" calcext:value-type="string">
            <text:p>sgemm</text:p>
          </table:table-cell>
          <table:table-cell table:formula="of:=[.G16]" office:value-type="float" office:value="12.291292" calcext:value-type="float">
            <text:p>12.291292</text:p>
          </table:table-cell>
          <table:table-cell table:formula="of:=[.H16]" office:value-type="float" office:value="11.838988" calcext:value-type="float">
            <text:p>11.83898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5:00:51.812190335</meta:creation-date>
    <dc:date>2020-11-15T16:18:02.624286764</dc:date>
    <meta:editing-duration>PT1H6M51S</meta:editing-duration>
    <meta:editing-cycles>17</meta:editing-cycles>
    <meta:generator>LibreOffice/6.4.6.2$Linux_X86_64 LibreOffice_project/40$Build-2</meta:generator>
    <meta:document-statistic meta:table-count="2" meta:cell-count="341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6.939cm" svg:y="0.316cm" chart:style-name="ch2">
          <text:p>L1 and L3 Doub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.A3:parallel.C14" chart:data-source-has-labels="both" svg:x="1.495cm" svg:y="1.275cm" svg:width="19.777cm" svg:height="6.57cm">
          <chartooo:coordinate-region svg:x="2.116cm" svg:y="1.474cm" svg:width="19.156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.A4:parallel.A14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B4:parallel.B14" chart:label-cell-address="parallel.B3:parallel.B3" chart:class="chart:bar">
            <chart:data-point chart:repeated="11"/>
          </chart:series>
          <chart:series chart:style-name="ch11" chart:values-cell-range-address="parallel.C4:parallel.C14" chart:label-cell-address="parallel.C3:parallel.C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.B3:parallel.B3</svg:desc>
                </draw:g>
              </table:table-cell>
              <table:table-cell office:value-type="string">
                <text:p>ekBLAS</text:p>
                <draw:g>
                  <svg:desc>parallel.C3:parallel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sdot</text:p>
                <draw:g>
                  <svg:desc>parallel.A4:parallel.A14</svg:desc>
                </draw:g>
              </table:table-cell>
              <table:table-cell office:value-type="float" office:value="0.000097">
                <text:p>0.000097</text:p>
                <draw:g>
                  <svg:desc>parallel.B4:parallel.B14</svg:desc>
                </draw:g>
              </table:table-cell>
              <table:table-cell office:value-type="float" office:value="0.000013">
                <text:p>0.000013</text:p>
                <draw:g>
                  <svg:desc>parallel.C4:parallel.C14</svg:desc>
                </draw:g>
              </table:table-cell>
            </table:table-row>
            <table:table-row>
              <table:table-cell office:value-type="string">
                <text:p>ddot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dasum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daxpy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dnrm2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dscal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dswap</text:p>
              </table:table-cell>
              <table:table-cell office:value-type="float" office:value="0.000142">
                <text:p>0.00014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dcopy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drot</text:p>
              </table:table-cell>
              <table:table-cell office:value-type="float" office:value="0.000142">
                <text:p>0.000142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drotm</text:p>
              </table:table-cell>
              <table:table-cell office:value-type="float" office:value="0.000101">
                <text:p>0.000101</text:p>
              </table:table-cell>
              <table:table-cell office:value-type="float" office:value="0.003635">
                <text:p>0.003635</text:p>
              </table:table-cell>
            </table:table-row>
            <table:table-row>
              <table:table-cell office:value-type="string">
                <text:p>dgemm</text:p>
              </table:table-cell>
              <table:table-cell office:value-type="float" office:value="0.791673">
                <text:p>0.791673</text:p>
              </table:table-cell>
              <table:table-cell office:value-type="float" office:value="15.632276">
                <text:p>15.632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228b22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31cm" svg:height="10.121cm" xlink:href=".." xlink:type="simple" chart:class="chart:bar" chart:style-name="ch1">
        <chart:title svg:x="8.129cm" svg:y="0.338cm" chart:style-name="ch2">
          <text:p>L3 ekBLAS: Single vs Double Precison </text:p>
        </chart:title>
        <chart:legend chart:legend-position="end" svg:x="22.523cm" svg:y="4.761cm" style:legend-expansion="high" chart:style-name="ch3"/>
        <chart:plot-area chart:style-name="ch4" table:cell-range-address="parallel.Q17:parallel.R18 parallel.P18:parallel.P18" chart:data-source-has-labels="both" svg:x="1.495cm" svg:y="1.319cm" svg:width="20.544cm" svg:height="7.619cm">
          <chartooo:coordinate-region svg:x="2.116cm" svg:y="1.518cm" svg:width="19.923cm" svg:height="6.773cm"/>
          <chart:axis chart:dimension="x" chart:name="primary-x" chart:style-name="ch5" chartooo:axis-type="auto">
            <chartooo:date-scale/>
            <chart:title svg:x="10.03cm" svg:y="9.14cm" chart:style-name="ch6">
              <text:p>Linear Algebra Routine</text:p>
            </chart:title>
            <chart:categories table:cell-range-address="parallel.Q17:parallel.R17"/>
          </chart:axis>
          <chart:axis chart:dimension="y" chart:name="primary-y" chart:style-name="ch7">
            <chart:title svg:x="0.451cm" svg:y="7.355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Q18:parallel.R18" chart:label-cell-address="parallel.P18:parallel.P1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  <draw:g>
                  <svg:desc>parallel.Q17:parallel.R17</svg:desc>
                </draw:g>
              </table:table-cell>
              <table:table-cell office:value-type="string">
                <text:p>Double Precision</text:p>
              </table:table-cell>
            </table:table-row>
          </table:table-header-rows>
          <table:table-rows>
            <table:table-row>
              <table:table-cell office:value-type="string">
                <text:p>gemm</text:p>
                <draw:g>
                  <svg:desc>parallel.P18:parallel.P18</svg:desc>
                </draw:g>
              </table:table-cell>
              <table:table-cell office:value-type="float" office:value="12.291292">
                <text:p>12.291292</text:p>
                <draw:g>
                  <svg:desc>parallel.Q18:parallel.R18</svg:desc>
                </draw:g>
              </table:table-cell>
              <table:table-cell office:value-type="float" office:value="15.632276">
                <text:p>15.63227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507cm" svg:y="0.316cm" chart:style-name="ch2">
          <text:p>L1 and L3 Double Precision: Parallel vs Serial</text:p>
        </chart:title>
        <chart:legend chart:legend-position="end" svg:x="22.338cm" svg:y="3.955cm" style:legend-expansion="high" chart:style-name="ch3"/>
        <chart:plot-area chart:style-name="ch4" table:cell-range-address="serial.A4:serial.C15" chart:data-source-has-labels="both" svg:x="1.495cm" svg:y="1.275cm" svg:width="20.359cm" svg:height="6.57cm">
          <chartooo:coordinate-region svg:x="2.116cm" svg:y="1.474cm" svg:width="19.738cm" svg:height="5.724cm"/>
          <chart:axis chart:dimension="x" chart:name="primary-x" chart:style-name="ch5" chartooo:axis-type="auto">
            <chartooo:date-scale/>
            <chart:title svg:x="9.937cm" svg:y="8.025cm" chart:style-name="ch6">
              <text:p>Linear Algebra Routine</text:p>
            </chart:title>
            <chart:categories table:cell-range-address="serial.A5:serial.A15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erial.B5:serial.B15" chart:label-cell-address="serial.B4:serial.B4" chart:class="chart:bar">
            <chart:data-point chart:repeated="11"/>
          </chart:series>
          <chart:series chart:style-name="ch11" chart:values-cell-range-address="serial.C5:serial.C15" chart:label-cell-address="serial.C4:serial.C4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serial.B4:serial.B4</svg:desc>
                </draw:g>
              </table:table-cell>
              <table:table-cell office:value-type="string">
                <text:p>Serial</text:p>
                <draw:g>
                  <svg:desc>serial.C4:serial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sdot</text:p>
                <draw:g>
                  <svg:desc>serial.A5:serial.A15</svg:desc>
                </draw:g>
              </table:table-cell>
              <table:table-cell office:value-type="float" office:value="0.000013">
                <text:p>0.000013</text:p>
                <draw:g>
                  <svg:desc>serial.B5:serial.B15</svg:desc>
                </draw:g>
              </table:table-cell>
              <table:table-cell office:value-type="float" office:value="0.000015">
                <text:p>0.000015</text:p>
                <draw:g>
                  <svg:desc>serial.C5:serial.C15</svg:desc>
                </draw:g>
              </table:table-cell>
            </table:table-row>
            <table:table-row>
              <table:table-cell office:value-type="string">
                <text:p>ddot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563">
                <text:p>0.000563</text:p>
              </table:table-cell>
            </table:table-row>
            <table:table-row>
              <table:table-cell office:value-type="string">
                <text:p>dasum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daxpy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dnrm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dscal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dswap</text:p>
              </table:table-cell>
              <table:table-cell office:value-type="float" office:value="0.000134">
                <text:p>0.000134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dcopy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drot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drotm</text:p>
              </table:table-cell>
              <table:table-cell office:value-type="float" office:value="0.003635">
                <text:p>0.003635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dgemm</text:p>
              </table:table-cell>
              <table:table-cell office:value-type="float" office:value="15.632276">
                <text:p>15.632276</text:p>
              </table:table-cell>
              <table:table-cell office:value-type="float" office:value="11.297882">
                <text:p>11.2978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587cm" svg:y="0.316cm" chart:style-name="ch2">
          <text:p>L1 and L3 Single Precision: Parallel vs Serial</text:p>
        </chart:title>
        <chart:legend chart:legend-position="end" svg:x="22.338cm" svg:y="3.955cm" style:legend-expansion="high" chart:style-name="ch3"/>
        <chart:plot-area chart:style-name="ch4" table:cell-range-address="serial.F4:serial.H16" chart:data-source-has-labels="both" svg:x="1.495cm" svg:y="1.275cm" svg:width="20.359cm" svg:height="6.57cm">
          <chartooo:coordinate-region svg:x="2.116cm" svg:y="1.474cm" svg:width="19.738cm" svg:height="5.724cm"/>
          <chart:axis chart:dimension="x" chart:name="primary-x" chart:style-name="ch5" chartooo:axis-type="auto">
            <chartooo:date-scale/>
            <chart:title svg:x="9.937cm" svg:y="8.025cm" chart:style-name="ch6">
              <text:p>Linear Algebra Routine</text:p>
            </chart:title>
            <chart:categories table:cell-range-address="serial.F5:serial.F16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erial.G5:serial.G16" chart:label-cell-address="serial.G4:serial.G4" chart:class="chart:bar">
            <chart:data-point chart:repeated="12"/>
          </chart:series>
          <chart:series chart:style-name="ch11" chart:values-cell-range-address="serial.H5:serial.H16" chart:label-cell-address="serial.H4:serial.H4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serial.G4:serial.G4</svg:desc>
                </draw:g>
              </table:table-cell>
              <table:table-cell office:value-type="string">
                <text:p>Serial</text:p>
                <draw:g>
                  <svg:desc>serial.H4:serial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sdot</text:p>
                <draw:g>
                  <svg:desc>serial.F5:serial.F16</svg:desc>
                </draw:g>
              </table:table-cell>
              <table:table-cell office:value-type="float" office:value="0.043459">
                <text:p>0.043459</text:p>
                <draw:g>
                  <svg:desc>serial.G5:serial.G16</svg:desc>
                </draw:g>
              </table:table-cell>
              <table:table-cell office:value-type="float" office:value="0.000021">
                <text:p>0.000021</text:p>
                <draw:g>
                  <svg:desc>serial.H5:serial.H16</svg:desc>
                </draw:g>
              </table:table-cell>
            </table:table-row>
            <table:table-row>
              <table:table-cell office:value-type="string">
                <text:p>sdot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sasum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saxpy</text:p>
              </table:table-cell>
              <table:table-cell office:value-type="float" office:value="0.017964">
                <text:p>0.017964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snrm2</text:p>
              </table:table-cell>
              <table:table-cell office:value-type="float" office:value="0.074515">
                <text:p>0.07451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sscal</text:p>
              </table:table-cell>
              <table:table-cell office:value-type="float" office:value="0.001821">
                <text:p>0.00182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sswap</text:p>
              </table:table-cell>
              <table:table-cell office:value-type="float" office:value="0.001847">
                <text:p>0.001847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scopy</text:p>
              </table:table-cell>
              <table:table-cell office:value-type="float" office:value="0.000189">
                <text:p>0.000189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srot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srotg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rotm</text:p>
              </table:table-cell>
              <table:table-cell office:value-type="float" office:value="0.00003">
                <text:p>0.00003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sgemm</text:p>
              </table:table-cell>
              <table:table-cell office:value-type="float" office:value="12.291292">
                <text:p>12.291292</text:p>
              </table:table-cell>
              <table:table-cell office:value-type="float" office:value="11.838988">
                <text:p>11.83898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8.235cm" svg:y="0.316cm" chart:style-name="ch2">
          <text:p>L1 Double Precision: Parallel vs Serial</text:p>
        </chart:title>
        <chart:legend chart:legend-position="end" svg:x="22.338cm" svg:y="3.955cm" style:legend-expansion="high" chart:style-name="ch3"/>
        <chart:plot-area chart:style-name="ch4" table:cell-range-address="serial.A4:serial.C14" chart:data-source-has-labels="both" svg:x="1.495cm" svg:y="1.275cm" svg:width="20.359cm" svg:height="6.57cm">
          <chartooo:coordinate-region svg:x="2.778cm" svg:y="1.474cm" svg:width="19.076cm" svg:height="5.724cm"/>
          <chart:axis chart:dimension="x" chart:name="primary-x" chart:style-name="ch5" chartooo:axis-type="auto">
            <chartooo:date-scale/>
            <chart:title svg:x="9.937cm" svg:y="8.025cm" chart:style-name="ch6">
              <text:p>Linear Algebra Routine</text:p>
            </chart:title>
            <chart:categories table:cell-range-address="serial.A5:serial.A14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erial.B5:serial.B14" chart:label-cell-address="serial.B4:serial.B4" chart:class="chart:bar">
            <chart:data-point chart:repeated="10"/>
          </chart:series>
          <chart:series chart:style-name="ch11" chart:values-cell-range-address="serial.C5:serial.C14" chart:label-cell-address="serial.C4:serial.C4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serial.B4:serial.B4</svg:desc>
                </draw:g>
              </table:table-cell>
              <table:table-cell office:value-type="string">
                <text:p>Serial</text:p>
                <draw:g>
                  <svg:desc>serial.C4:serial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sdot</text:p>
                <draw:g>
                  <svg:desc>serial.A5:serial.A14</svg:desc>
                </draw:g>
              </table:table-cell>
              <table:table-cell office:value-type="float" office:value="0.000013">
                <text:p>0.000013</text:p>
                <draw:g>
                  <svg:desc>serial.B5:serial.B14</svg:desc>
                </draw:g>
              </table:table-cell>
              <table:table-cell office:value-type="float" office:value="0.000015">
                <text:p>0.000015</text:p>
                <draw:g>
                  <svg:desc>serial.C5:serial.C14</svg:desc>
                </draw:g>
              </table:table-cell>
            </table:table-row>
            <table:table-row>
              <table:table-cell office:value-type="string">
                <text:p>ddot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563">
                <text:p>0.000563</text:p>
              </table:table-cell>
            </table:table-row>
            <table:table-row>
              <table:table-cell office:value-type="string">
                <text:p>dasum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daxpy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dnrm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dscal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dswap</text:p>
              </table:table-cell>
              <table:table-cell office:value-type="float" office:value="0.000134">
                <text:p>0.000134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dcopy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drot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drotm</text:p>
              </table:table-cell>
              <table:table-cell office:value-type="float" office:value="0.003635">
                <text:p>0.003635</text:p>
              </table:table-cell>
              <table:table-cell office:value-type="float" office:value="0.000049">
                <text:p>0.00004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8.314cm" svg:y="0.316cm" chart:style-name="ch2">
          <text:p>L1 Single Precision: Parallel vs Serial</text:p>
        </chart:title>
        <chart:legend chart:legend-position="end" svg:x="22.338cm" svg:y="3.955cm" style:legend-expansion="high" chart:style-name="ch3"/>
        <chart:plot-area chart:style-name="ch4" table:cell-range-address="serial.F4:serial.H15" chart:data-source-has-labels="both" svg:x="1.495cm" svg:y="1.275cm" svg:width="20.359cm" svg:height="6.57cm">
          <chartooo:coordinate-region svg:x="2.407cm" svg:y="1.474cm" svg:width="19.447cm" svg:height="5.724cm"/>
          <chart:axis chart:dimension="x" chart:name="primary-x" chart:style-name="ch5" chartooo:axis-type="auto">
            <chartooo:date-scale/>
            <chart:title svg:x="9.937cm" svg:y="8.025cm" chart:style-name="ch6">
              <text:p>Linear Algebra Routine</text:p>
            </chart:title>
            <chart:categories table:cell-range-address="serial.F5:serial.F15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erial.G5:serial.G15" chart:label-cell-address="serial.G4:serial.G4" chart:class="chart:bar">
            <chart:data-point chart:repeated="11"/>
          </chart:series>
          <chart:series chart:style-name="ch11" chart:values-cell-range-address="serial.H5:serial.H15" chart:label-cell-address="serial.H4:serial.H4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serial.G4:serial.G4</svg:desc>
                </draw:g>
              </table:table-cell>
              <table:table-cell office:value-type="string">
                <text:p>Serial</text:p>
                <draw:g>
                  <svg:desc>serial.H4:serial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sdot</text:p>
                <draw:g>
                  <svg:desc>serial.F5:serial.F15</svg:desc>
                </draw:g>
              </table:table-cell>
              <table:table-cell office:value-type="float" office:value="0.043459">
                <text:p>0.043459</text:p>
                <draw:g>
                  <svg:desc>serial.G5:serial.G15</svg:desc>
                </draw:g>
              </table:table-cell>
              <table:table-cell office:value-type="float" office:value="0.000021">
                <text:p>0.000021</text:p>
                <draw:g>
                  <svg:desc>serial.H5:serial.H15</svg:desc>
                </draw:g>
              </table:table-cell>
            </table:table-row>
            <table:table-row>
              <table:table-cell office:value-type="string">
                <text:p>sdot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sasum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saxpy</text:p>
              </table:table-cell>
              <table:table-cell office:value-type="float" office:value="0.017964">
                <text:p>0.017964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snrm2</text:p>
              </table:table-cell>
              <table:table-cell office:value-type="float" office:value="0.074515">
                <text:p>0.07451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sscal</text:p>
              </table:table-cell>
              <table:table-cell office:value-type="float" office:value="0.001821">
                <text:p>0.00182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sswap</text:p>
              </table:table-cell>
              <table:table-cell office:value-type="float" office:value="0.001847">
                <text:p>0.001847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scopy</text:p>
              </table:table-cell>
              <table:table-cell office:value-type="float" office:value="0.000189">
                <text:p>0.000189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srot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srotg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rotm</text:p>
              </table:table-cell>
              <table:table-cell office:value-type="float" office:value="0.00003">
                <text:p>0.00003</text:p>
              </table:table-cell>
              <table:table-cell office:value-type="float" office:value="0.000065">
                <text:p>0.00006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8.235cm" svg:y="0.316cm" chart:style-name="ch2">
          <text:p>L3 Double Precision: Parallel vs Serial</text:p>
        </chart:title>
        <chart:legend chart:legend-position="end" svg:x="22.338cm" svg:y="3.955cm" style:legend-expansion="high" chart:style-name="ch3"/>
        <chart:plot-area chart:style-name="ch4" table:cell-range-address="serial.A18:serial.C19" chart:data-source-has-labels="both" svg:x="1.495cm" svg:y="1.275cm" svg:width="20.359cm" svg:height="6.57cm">
          <chartooo:coordinate-region svg:x="2.116cm" svg:y="1.475cm" svg:width="19.738cm" svg:height="5.723cm"/>
          <chart:axis chart:dimension="x" chart:name="primary-x" chart:style-name="ch5" chartooo:axis-type="auto">
            <chartooo:date-scale/>
            <chart:title svg:x="9.937cm" svg:y="8.025cm" chart:style-name="ch6">
              <text:p>Linear Algebra Routine</text:p>
            </chart:title>
            <chart:categories table:cell-range-address="serial.A19:serial.A19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erial.B19:serial.B19" chart:label-cell-address="serial.B18:serial.B18" chart:class="chart:bar">
            <chart:data-point/>
          </chart:series>
          <chart:series chart:style-name="ch11" chart:values-cell-range-address="serial.C19:serial.C19" chart:label-cell-address="serial.C18:serial.C18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serial.B18:serial.B18</svg:desc>
                </draw:g>
              </table:table-cell>
              <table:table-cell office:value-type="string">
                <text:p>Serial</text:p>
                <draw:g>
                  <svg:desc>serial.C18:serial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gemm</text:p>
                <draw:g>
                  <svg:desc>serial.A19:serial.A19</svg:desc>
                </draw:g>
              </table:table-cell>
              <table:table-cell office:value-type="float" office:value="15.632276">
                <text:p>15.632276</text:p>
                <draw:g>
                  <svg:desc>serial.B19:serial.B19</svg:desc>
                </draw:g>
              </table:table-cell>
              <table:table-cell office:value-type="float" office:value="11.297882">
                <text:p>11.297882</text:p>
                <draw:g>
                  <svg:desc>serial.C19:serial.C19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8.314cm" svg:y="0.316cm" chart:style-name="ch2">
          <text:p>L3 Single Precision: Parallel vs Serial</text:p>
        </chart:title>
        <chart:legend chart:legend-position="end" svg:x="22.338cm" svg:y="3.955cm" style:legend-expansion="high" chart:style-name="ch3"/>
        <chart:plot-area chart:style-name="ch4" table:cell-range-address="serial.F18:serial.H19" chart:data-source-has-labels="both" svg:x="1.495cm" svg:y="1.275cm" svg:width="20.359cm" svg:height="6.57cm">
          <chartooo:coordinate-region svg:x="2.407cm" svg:y="1.275cm" svg:width="19.447cm" svg:height="5.723cm"/>
          <chart:axis chart:dimension="x" chart:name="primary-x" chart:style-name="ch5" chartooo:axis-type="auto">
            <chartooo:date-scale/>
            <chart:title svg:x="9.937cm" svg:y="8.025cm" chart:style-name="ch6">
              <text:p>Linear Algebra Routine</text:p>
            </chart:title>
            <chart:categories table:cell-range-address="serial.F19:serial.F19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erial.G19:serial.G19" chart:label-cell-address="serial.G18:serial.G18" chart:class="chart:bar">
            <chart:data-point/>
          </chart:series>
          <chart:series chart:style-name="ch11" chart:values-cell-range-address="serial.H19:serial.H19" chart:label-cell-address="serial.H18:serial.H18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serial.G18:serial.G18</svg:desc>
                </draw:g>
              </table:table-cell>
              <table:table-cell office:value-type="string">
                <text:p>Serial</text:p>
                <draw:g>
                  <svg:desc>serial.H18:serial.H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gemm</text:p>
                <draw:g>
                  <svg:desc>serial.F19:serial.F19</svg:desc>
                </draw:g>
              </table:table-cell>
              <table:table-cell office:value-type="float" office:value="12.291292">
                <text:p>12.291292</text:p>
                <draw:g>
                  <svg:desc>serial.G19:serial.G19</svg:desc>
                </draw:g>
              </table:table-cell>
              <table:table-cell office:value-type="float" office:value="11.838988">
                <text:p>11.838988</text:p>
                <draw:g>
                  <svg:desc>serial.H19:serial.H19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018cm" svg:y="0.316cm" chart:style-name="ch2">
          <text:p>L1 and L3 Sing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.F4:parallel.H15 parallel.G3:parallel.H3" chart:data-source-has-labels="both" svg:x="1.495cm" svg:y="1.275cm" svg:width="19.777cm" svg:height="6.57cm">
          <chartooo:coordinate-region svg:x="2.116cm" svg:y="1.474cm" svg:width="19.156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.F4:parallel.F15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G4:parallel.G15" chart:label-cell-address="parallel.G3:parallel.G3" chart:class="chart:bar">
            <chart:data-point chart:repeated="12"/>
          </chart:series>
          <chart:series chart:style-name="ch11" chart:values-cell-range-address="parallel.H4:parallel.H15" chart:label-cell-address="parallel.H3:parallel.H3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.G3:parallel.G3</svg:desc>
                </draw:g>
              </table:table-cell>
              <table:table-cell office:value-type="string">
                <text:p>ekBLAS</text:p>
                <draw:g>
                  <svg:desc>parallel.H3:parallel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sdot</text:p>
                <draw:g>
                  <svg:desc>parallel.F4:parallel.F15</svg:desc>
                </draw:g>
              </table:table-cell>
              <table:table-cell office:value-type="float" office:value="0.000066">
                <text:p>0.000066</text:p>
                <draw:g>
                  <svg:desc>parallel.G4:parallel.G15</svg:desc>
                </draw:g>
              </table:table-cell>
              <table:table-cell office:value-type="float" office:value="0.043459">
                <text:p>0.043459</text:p>
                <draw:g>
                  <svg:desc>parallel.H4:parallel.H15</svg:desc>
                </draw:g>
              </table:table-cell>
            </table:table-row>
            <table:table-row>
              <table:table-cell office:value-type="string">
                <text:p>sdot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sasum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saxpy</text:p>
              </table:table-cell>
              <table:table-cell office:value-type="float" office:value="0.000073">
                <text:p>0.000073</text:p>
              </table:table-cell>
              <table:table-cell office:value-type="float" office:value="0.017964">
                <text:p>0.017964</text:p>
              </table:table-cell>
            </table:table-row>
            <table:table-row>
              <table:table-cell office:value-type="string">
                <text:p>snrm2</text:p>
              </table:table-cell>
              <table:table-cell office:value-type="float" office:value="0.000025">
                <text:p>0.000025</text:p>
              </table:table-cell>
              <table:table-cell office:value-type="float" office:value="0.074515">
                <text:p>0.074515</text:p>
              </table:table-cell>
            </table:table-row>
            <table:table-row>
              <table:table-cell office:value-type="string">
                <text:p>sscal</text:p>
              </table:table-cell>
              <table:table-cell office:value-type="float" office:value="0.000035">
                <text:p>0.000035</text:p>
              </table:table-cell>
              <table:table-cell office:value-type="float" office:value="0.001821">
                <text:p>0.001821</text:p>
              </table:table-cell>
            </table:table-row>
            <table:table-row>
              <table:table-cell office:value-type="string">
                <text:p>sswap</text:p>
              </table:table-cell>
              <table:table-cell office:value-type="float" office:value="0.000182">
                <text:p>0.000182</text:p>
              </table:table-cell>
              <table:table-cell office:value-type="float" office:value="0.001847">
                <text:p>0.001847</text:p>
              </table:table-cell>
            </table:table-row>
            <table:table-row>
              <table:table-cell office:value-type="string">
                <text:p>scopy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srot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srotg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srotm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sgemm</text:p>
              </table:table-cell>
              <table:table-cell office:value-type="float" office:value="0.405159">
                <text:p>0.405159</text:p>
              </table:table-cell>
              <table:table-cell office:value-type="float" office:value="12.291292">
                <text:p>12.2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666cm" svg:y="0.316cm" chart:style-name="ch2">
          <text:p>L1 Doub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.A3:parallel.C13" chart:data-source-has-labels="both" svg:x="1.495cm" svg:y="1.275cm" svg:width="19.777cm" svg:height="6.57cm">
          <chartooo:coordinate-region svg:x="2.778cm" svg:y="1.474cm" svg:width="18.494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.A4:parallel.A13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B4:parallel.B13" chart:label-cell-address="parallel.B3:parallel.B3" chart:class="chart:bar">
            <chart:data-point chart:repeated="10"/>
          </chart:series>
          <chart:series chart:style-name="ch11" chart:values-cell-range-address="parallel.C4:parallel.C13" chart:label-cell-address="parallel.C3:parallel.C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.B3:parallel.B3</svg:desc>
                </draw:g>
              </table:table-cell>
              <table:table-cell office:value-type="string">
                <text:p>ekBLAS</text:p>
                <draw:g>
                  <svg:desc>parallel.C3:parallel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sdot</text:p>
                <draw:g>
                  <svg:desc>parallel.A4:parallel.A13</svg:desc>
                </draw:g>
              </table:table-cell>
              <table:table-cell office:value-type="float" office:value="0.000097">
                <text:p>0.000097</text:p>
                <draw:g>
                  <svg:desc>parallel.B4:parallel.B13</svg:desc>
                </draw:g>
              </table:table-cell>
              <table:table-cell office:value-type="float" office:value="0.000013">
                <text:p>0.000013</text:p>
                <draw:g>
                  <svg:desc>parallel.C4:parallel.C13</svg:desc>
                </draw:g>
              </table:table-cell>
            </table:table-row>
            <table:table-row>
              <table:table-cell office:value-type="string">
                <text:p>ddot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dasum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daxpy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dnrm2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dscal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dswap</text:p>
              </table:table-cell>
              <table:table-cell office:value-type="float" office:value="0.000142">
                <text:p>0.00014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dcopy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drot</text:p>
              </table:table-cell>
              <table:table-cell office:value-type="float" office:value="0.000142">
                <text:p>0.000142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drotm</text:p>
              </table:table-cell>
              <table:table-cell office:value-type="float" office:value="0.000101">
                <text:p>0.000101</text:p>
              </table:table-cell>
              <table:table-cell office:value-type="float" office:value="0.003635">
                <text:p>0.0036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745cm" svg:y="0.316cm" chart:style-name="ch2">
          <text:p>L1 Sing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.F3:parallel.H14" chart:data-source-has-labels="both" svg:x="1.495cm" svg:y="1.275cm" svg:width="19.777cm" svg:height="6.57cm">
          <chartooo:coordinate-region svg:x="2.407cm" svg:y="1.474cm" svg:width="18.865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.F4:parallel.F14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G4:parallel.G14" chart:label-cell-address="parallel.G3:parallel.G3" chart:class="chart:bar">
            <chart:data-point chart:repeated="11"/>
          </chart:series>
          <chart:series chart:style-name="ch11" chart:values-cell-range-address="parallel.H4:parallel.H14" chart:label-cell-address="parallel.H3:parallel.H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.G3:parallel.G3</svg:desc>
                </draw:g>
              </table:table-cell>
              <table:table-cell office:value-type="string">
                <text:p>ekBLAS</text:p>
                <draw:g>
                  <svg:desc>parallel.H3:parallel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sdot</text:p>
                <draw:g>
                  <svg:desc>parallel.F4:parallel.F14</svg:desc>
                </draw:g>
              </table:table-cell>
              <table:table-cell office:value-type="float" office:value="0.000066">
                <text:p>0.000066</text:p>
                <draw:g>
                  <svg:desc>parallel.G4:parallel.G14</svg:desc>
                </draw:g>
              </table:table-cell>
              <table:table-cell office:value-type="float" office:value="0.043459">
                <text:p>0.043459</text:p>
                <draw:g>
                  <svg:desc>parallel.H4:parallel.H14</svg:desc>
                </draw:g>
              </table:table-cell>
            </table:table-row>
            <table:table-row>
              <table:table-cell office:value-type="string">
                <text:p>sdot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sasum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saxpy</text:p>
              </table:table-cell>
              <table:table-cell office:value-type="float" office:value="0.000073">
                <text:p>0.000073</text:p>
              </table:table-cell>
              <table:table-cell office:value-type="float" office:value="0.017964">
                <text:p>0.017964</text:p>
              </table:table-cell>
            </table:table-row>
            <table:table-row>
              <table:table-cell office:value-type="string">
                <text:p>snrm2</text:p>
              </table:table-cell>
              <table:table-cell office:value-type="float" office:value="0.000025">
                <text:p>0.000025</text:p>
              </table:table-cell>
              <table:table-cell office:value-type="float" office:value="0.074515">
                <text:p>0.074515</text:p>
              </table:table-cell>
            </table:table-row>
            <table:table-row>
              <table:table-cell office:value-type="string">
                <text:p>sscal</text:p>
              </table:table-cell>
              <table:table-cell office:value-type="float" office:value="0.000035">
                <text:p>0.000035</text:p>
              </table:table-cell>
              <table:table-cell office:value-type="float" office:value="0.001821">
                <text:p>0.001821</text:p>
              </table:table-cell>
            </table:table-row>
            <table:table-row>
              <table:table-cell office:value-type="string">
                <text:p>sswap</text:p>
              </table:table-cell>
              <table:table-cell office:value-type="float" office:value="0.000182">
                <text:p>0.000182</text:p>
              </table:table-cell>
              <table:table-cell office:value-type="float" office:value="0.001847">
                <text:p>0.001847</text:p>
              </table:table-cell>
            </table:table-row>
            <table:table-row>
              <table:table-cell office:value-type="string">
                <text:p>scopy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srot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srotg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srotm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3">
                <text:p>0.000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666cm" svg:y="0.316cm" chart:style-name="ch2">
          <text:p>L3 Doub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.A17:parallel.C18" chart:data-source-has-labels="both" svg:x="1.495cm" svg:y="1.275cm" svg:width="19.777cm" svg:height="6.57cm">
          <chartooo:coordinate-region svg:x="2.116cm" svg:y="1.475cm" svg:width="19.156cm" svg:height="5.723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.A18:parallel.A18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B18:parallel.B18" chart:label-cell-address="parallel.B17:parallel.B17" chart:class="chart:bar">
            <chart:data-point/>
          </chart:series>
          <chart:series chart:style-name="ch11" chart:values-cell-range-address="parallel.C18:parallel.C18" chart:label-cell-address="parallel.C17:parallel.C1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.B17:parallel.B17</svg:desc>
                </draw:g>
              </table:table-cell>
              <table:table-cell office:value-type="string">
                <text:p>ekBLAS</text:p>
                <draw:g>
                  <svg:desc>parallel.C17:parallel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gemm</text:p>
                <draw:g>
                  <svg:desc>parallel.A18:parallel.A18</svg:desc>
                </draw:g>
              </table:table-cell>
              <table:table-cell office:value-type="float" office:value="0.791673">
                <text:p>0.791673</text:p>
                <draw:g>
                  <svg:desc>parallel.B18:parallel.B18</svg:desc>
                </draw:g>
              </table:table-cell>
              <table:table-cell office:value-type="float" office:value="15.632276">
                <text:p>15.632276</text:p>
                <draw:g>
                  <svg:desc>parallel.C18:parallel.C18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745cm" svg:y="0.316cm" chart:style-name="ch2">
          <text:p>L3 Sing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.F17:parallel.H18" chart:data-source-has-labels="both" svg:x="1.495cm" svg:y="1.275cm" svg:width="19.777cm" svg:height="6.57cm">
          <chartooo:coordinate-region svg:x="2.116cm" svg:y="1.475cm" svg:width="19.156cm" svg:height="5.723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.F18:parallel.F18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G18:parallel.G18" chart:label-cell-address="parallel.G17:parallel.G17" chart:class="chart:bar">
            <chart:data-point/>
          </chart:series>
          <chart:series chart:style-name="ch11" chart:values-cell-range-address="parallel.H18:parallel.H18" chart:label-cell-address="parallel.H17:parallel.H1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.G17:parallel.G17</svg:desc>
                </draw:g>
              </table:table-cell>
              <table:table-cell office:value-type="string">
                <text:p>ekBLAS</text:p>
                <draw:g>
                  <svg:desc>parallel.H17:parallel.H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gemm</text:p>
                <draw:g>
                  <svg:desc>parallel.F18:parallel.F18</svg:desc>
                </draw:g>
              </table:table-cell>
              <table:table-cell office:value-type="float" office:value="0.405159">
                <text:p>0.405159</text:p>
                <draw:g>
                  <svg:desc>parallel.G18:parallel.G18</svg:desc>
                </draw:g>
              </table:table-cell>
              <table:table-cell office:value-type="float" office:value="12.291292">
                <text:p>12.291292</text:p>
                <draw:g>
                  <svg:desc>parallel.H18:parallel.H18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1493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a807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31cm" svg:height="10.121cm" xlink:href=".." xlink:type="simple" chart:class="chart:bar" chart:style-name="ch1">
        <chart:title svg:x="7.838cm" svg:y="0.338cm" chart:style-name="ch2">
          <text:p>L1 OpenBLAS: Single vs Double Precison </text:p>
        </chart:title>
        <chart:legend chart:legend-position="end" svg:x="20.883cm" svg:y="4.512cm" style:legend-expansion="high" chart:style-name="ch3"/>
        <chart:plot-area chart:style-name="ch4" table:cell-range-address="parallel.K4:parallel.M13 parallel.L3:parallel.M3" chart:data-source-has-labels="both" svg:x="1.495cm" svg:y="1.319cm" svg:width="18.904cm" svg:height="7.619cm">
          <chartooo:coordinate-region svg:x="2.963cm" svg:y="1.518cm" svg:width="17.436cm" svg:height="6.773cm"/>
          <chart:axis chart:dimension="x" chart:name="primary-x" chart:style-name="ch5" chartooo:axis-type="auto">
            <chartooo:date-scale/>
            <chart:title svg:x="9.21cm" svg:y="9.14cm" chart:style-name="ch6">
              <text:p>Linear Algebra Routine</text:p>
            </chart:title>
            <chart:categories table:cell-range-address="parallel.K4:parallel.K13"/>
          </chart:axis>
          <chart:axis chart:dimension="y" chart:name="primary-y" chart:style-name="ch7">
            <chart:title svg:x="0.451cm" svg:y="7.355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L4:parallel.L13" chart:label-cell-address="parallel.L3:parallel.L3" chart:class="chart:bar">
            <chart:data-point chart:repeated="6"/>
            <chart:data-point chart:style-name="ch11"/>
            <chart:data-point chart:repeated="3"/>
          </chart:series>
          <chart:series chart:style-name="ch12" chart:values-cell-range-address="parallel.M4:parallel.M13" chart:label-cell-address="parallel.M3:parallel.M3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  <draw:g>
                  <svg:desc>parallel.L3:parallel.L3</svg:desc>
                </draw:g>
              </table:table-cell>
              <table:table-cell office:value-type="string">
                <text:p>Double Precision</text:p>
                <draw:g>
                  <svg:desc>parallel.M3:parallel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ot</text:p>
                <draw:g>
                  <svg:desc>parallel.K4:parallel.K13</svg:desc>
                </draw:g>
              </table:table-cell>
              <table:table-cell office:value-type="float" office:value="0.000066">
                <text:p>0.000066</text:p>
                <draw:g>
                  <svg:desc>parallel.L4:parallel.L13</svg:desc>
                </draw:g>
              </table:table-cell>
              <table:table-cell office:value-type="float" office:value="0.000097">
                <text:p>0.000097</text:p>
                <draw:g>
                  <svg:desc>parallel.M4:parallel.M13</svg:desc>
                </draw:g>
              </table:table-cell>
            </table:table-row>
            <table:table-row>
              <table:table-cell office:value-type="string">
                <text:p>dot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asum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axpy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nrm2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scal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000182">
                <text:p>0.000182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copy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rot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rotm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01">
                <text:p>0.0001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1493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a807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10.121cm" xlink:href=".." xlink:type="simple" chart:class="chart:bar" chart:style-name="ch1">
        <chart:title svg:x="8.129cm" svg:y="0.338cm" chart:style-name="ch2">
          <text:p>L1 ekBLAS: Single vs Double Precison </text:p>
        </chart:title>
        <chart:legend chart:legend-position="end" svg:x="20.883cm" svg:y="4.512cm" style:legend-expansion="high" chart:style-name="ch3"/>
        <chart:plot-area chart:style-name="ch4" table:cell-range-address="parallel.P4:parallel.R13 parallel.Q3:parallel.R3" chart:data-source-has-labels="both" svg:x="1.495cm" svg:y="1.319cm" svg:width="18.904cm" svg:height="7.619cm">
          <chartooo:coordinate-region svg:x="2.407cm" svg:y="1.518cm" svg:width="17.992cm" svg:height="6.773cm"/>
          <chart:axis chart:dimension="x" chart:name="primary-x" chart:style-name="ch5" chartooo:axis-type="auto">
            <chartooo:date-scale/>
            <chart:title svg:x="9.21cm" svg:y="9.14cm" chart:style-name="ch6">
              <text:p>Linear Algebra Routine</text:p>
            </chart:title>
            <chart:categories table:cell-range-address="parallel.P4:parallel.P13"/>
          </chart:axis>
          <chart:axis chart:dimension="y" chart:name="primary-y" chart:style-name="ch7">
            <chart:title svg:x="0.451cm" svg:y="7.355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Q4:parallel.Q13" chart:label-cell-address="parallel.Q3:parallel.Q3" chart:class="chart:bar">
            <chart:data-point chart:repeated="10"/>
          </chart:series>
          <chart:series chart:style-name="ch11" chart:values-cell-range-address="parallel.R4:parallel.R13" chart:label-cell-address="parallel.R3:parallel.R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  <draw:g>
                  <svg:desc>parallel.Q3:parallel.Q3</svg:desc>
                </draw:g>
              </table:table-cell>
              <table:table-cell office:value-type="string">
                <text:p>Double Precision</text:p>
                <draw:g>
                  <svg:desc>parallel.R3:parallel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ot</text:p>
                <draw:g>
                  <svg:desc>parallel.P4:parallel.P13</svg:desc>
                </draw:g>
              </table:table-cell>
              <table:table-cell office:value-type="float" office:value="0.043459">
                <text:p>0.043459</text:p>
                <draw:g>
                  <svg:desc>parallel.Q4:parallel.Q13</svg:desc>
                </draw:g>
              </table:table-cell>
              <table:table-cell office:value-type="float" office:value="0.000013">
                <text:p>0.000013</text:p>
                <draw:g>
                  <svg:desc>parallel.R4:parallel.R13</svg:desc>
                </draw:g>
              </table:table-cell>
            </table:table-row>
            <table:table-row>
              <table:table-cell office:value-type="string">
                <text:p>dot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asum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axpy</text:p>
              </table:table-cell>
              <table:table-cell office:value-type="float" office:value="0.017964">
                <text:p>0.017964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nrm2</text:p>
              </table:table-cell>
              <table:table-cell office:value-type="float" office:value="0.074515">
                <text:p>0.07451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scal</text:p>
              </table:table-cell>
              <table:table-cell office:value-type="float" office:value="0.001821">
                <text:p>0.00182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001847">
                <text:p>0.001847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copy</text:p>
              </table:table-cell>
              <table:table-cell office:value-type="float" office:value="0.000189">
                <text:p>0.000189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rot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rotm</text:p>
              </table:table-cell>
              <table:table-cell office:value-type="float" office:value="0.00003">
                <text:p>0.00003</text:p>
              </table:table-cell>
              <table:table-cell office:value-type="float" office:value="0.003635">
                <text:p>0.0036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31cm" svg:height="10.121cm" xlink:href=".." xlink:type="simple" chart:class="chart:bar" chart:style-name="ch1">
        <chart:title svg:x="7.838cm" svg:y="0.338cm" chart:style-name="ch2">
          <text:p>L3 OpenBLAS: Single vs Double Precison </text:p>
        </chart:title>
        <chart:legend chart:legend-position="end" svg:x="22.523cm" svg:y="4.761cm" style:legend-expansion="high" chart:style-name="ch3"/>
        <chart:plot-area chart:style-name="ch4" table:cell-range-address="parallel.L17:parallel.M18 parallel.K18:parallel.K18" chart:data-source-has-labels="both" svg:x="1.495cm" svg:y="1.319cm" svg:width="20.544cm" svg:height="7.619cm">
          <chartooo:coordinate-region svg:x="2.222cm" svg:y="1.518cm" svg:width="19.817cm" svg:height="6.773cm"/>
          <chart:axis chart:dimension="x" chart:name="primary-x" chart:style-name="ch5" chartooo:axis-type="auto">
            <chartooo:date-scale/>
            <chart:title svg:x="10.03cm" svg:y="9.14cm" chart:style-name="ch6">
              <text:p>Linear Algebra Routine</text:p>
            </chart:title>
            <chart:categories table:cell-range-address="parallel.L17:parallel.M17"/>
          </chart:axis>
          <chart:axis chart:dimension="y" chart:name="primary-y" chart:style-name="ch7">
            <chart:title svg:x="0.451cm" svg:y="7.355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L18:parallel.M18" chart:label-cell-address="parallel.K18:parallel.K1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  <draw:g>
                  <svg:desc>parallel.L17:parallel.M17</svg:desc>
                </draw:g>
              </table:table-cell>
              <table:table-cell office:value-type="string">
                <text:p>Double Precision</text:p>
              </table:table-cell>
            </table:table-row>
          </table:table-header-rows>
          <table:table-rows>
            <table:table-row>
              <table:table-cell office:value-type="string">
                <text:p>gemm</text:p>
                <draw:g>
                  <svg:desc>parallel.K18:parallel.K18</svg:desc>
                </draw:g>
              </table:table-cell>
              <table:table-cell office:value-type="float" office:value="0.405159">
                <text:p>0.405159</text:p>
                <draw:g>
                  <svg:desc>parallel.L18:parallel.M18</svg:desc>
                </draw:g>
              </table:table-cell>
              <table:table-cell office:value-type="float" office:value="0.791673">
                <text:p>0.7916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